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de7" officeooo:paragraph-rsid="000c9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ATA Routes Task</text:h>
      <text:p text:style-name="P1">Strongly connected components</text:p>
      <text:p text:style-name="P1">Indegree of graph</text:p>
      <text:p text:style-name="P1">Directed graph</text:p>
      <text:p text:style-name="P1">Condense graph</text:p>
      <text:p text:style-name="P1">Dijkstra algorithm</text:p>
      <text:p text:style-name="P1">Korasaju’s algorithm</text:p>
      <text:p text:style-name="P1">Adjacency l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1:31:25.083047958</meta:creation-date>
    <meta:generator>LibreOffice/6.4.2.2$Linux_X86_64 LibreOffice_project/40$Build-2</meta:generator>
    <dc:date>2020-06-12T17:48:23.264679644</dc:date>
    <meta:editing-duration>PT6H16M58S</meta:editing-duration>
    <meta:editing-cycles>2</meta:editing-cycles>
    <meta:document-statistic meta:table-count="0" meta:image-count="0" meta:object-count="0" meta:page-count="1" meta:paragraph-count="8" meta:word-count="19" meta:character-count="142" meta:non-whitespace-character-count="131"/>
  </office:meta>
</office:document-meta>
</file>